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Default_7e_LT_7e_Titel">
      <style:paragraph-properties fo:text-align="start" style:justify-single-word="false"/>
      <style:text-properties fo:font-size="12pt" officeooo:paragraph-rsid="00025991" style:font-size-asian="12pt" style:font-size-complex="12pt"/>
    </style:style>
    <style:style style:name="P2" style:family="paragraph" style:parent-style-name="Standard">
      <style:text-properties style:text-underline-style="none" fo:font-weight="normal" officeooo:rsid="001d41a7" officeooo:paragraph-rsid="00025991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ba688" officeooo:paragraph-rsid="00025991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bd89e" officeooo:paragraph-rsid="00025991" style:font-weight-asian="normal" style:font-weight-complex="normal"/>
    </style:style>
    <style:style style:name="P5" style:family="paragraph" style:parent-style-name="Standard">
      <style:text-properties style:text-underline-style="none" fo:font-weight="bold" officeooo:rsid="001bd89e" officeooo:paragraph-rsid="00025991" style:font-weight-asian="bold" style:font-weight-complex="bold"/>
    </style:style>
    <style:style style:name="P6" style:family="paragraph" style:parent-style-name="Standard">
      <style:text-properties fo:font-weight="bold" officeooo:rsid="001ba688" officeooo:paragraph-rsid="00025991" style:font-weight-asian="bold" style:font-weight-complex="bold"/>
    </style:style>
    <style:style style:name="P7" style:family="paragraph" style:parent-style-name="Standard" style:list-style-name="L1">
      <style:text-properties style:font-name="Liberation Sans" fo:font-size="11pt" officeooo:paragraph-rsid="00025991" style:font-size-asian="11pt" style:font-size-complex="11pt"/>
    </style:style>
    <style:style style:name="P8" style:family="paragraph" style:parent-style-name="Standard" style:list-style-name="L1">
      <style:text-properties officeooo:paragraph-rsid="00025991"/>
    </style:style>
    <style:style style:name="P9" style:family="paragraph" style:parent-style-name="Standard">
      <style:text-properties officeooo:rsid="001ba688" officeooo:paragraph-rsid="00025991"/>
    </style:style>
    <style:style style:name="P10" style:family="paragraph" style:parent-style-name="Standard">
      <style:text-properties officeooo:paragraph-rsid="00025991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1ba688"/>
    </style:style>
    <style:style style:name="T3" style:family="text">
      <style:text-properties style:font-name="Liberation Sans" fo:font-size="11pt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<text:span text:style-name="T2">What is the p</text:span><text:span text:style-name="T1">urpose of </text:span><text:span text:style-name="T2">a</text:span><text:span text:style-name="T1"> class definition?</text:span></text:p>
      <text:p text:style-name="P10"/>
      <text:p text:style-name="P6">Ans.: </text:p>
      <text:list xml:id="list4254645347" text:style-name="L1">
        <text:list-item>
          <text:p text:style-name="P7">In C++ everything is object of a class i.e. cout is object of iostream class. </text:p>
        </text:list-item>
        <text:list-item>
          <text:p text:style-name="P8"><text:span text:style-name="T3">A Class is object oriented user defined data-type which is created to solve a </text:span><text:span text:style-name="T4">perticular problem.</text:span></text:p>
        </text:list-item>
        <text:list-item>
          <text:p text:style-name="P8"><text:span text:style-name="T3">It provides data encapsulation, which can be accessed only by its public member </text:span><text:span text:style-name="T4">fuction.</text:span></text:p>
        </text:list-item>
      </text:list>
      <text:p text:style-name="P9"/>
      <text:p text:style-name="P9">2. A <text:span text:style-name="T5">Class</text:span><text:span text:style-name="T6"> has the same relation to an </text:span><text:span text:style-name="T5">Object</text:span><text:span text:style-name="T6"> that a basic datatype has to a variable of that type.</text:span></text:p>
      <text:p text:style-name="P3"/>
      <text:p text:style-name="P3">3. In a class definition, data or funtions designated private are accesible</text:p>
      <text:p text:style-name="P5">Ans.:</text:p>
      <text:p text:style-name="P4">to member functions of that class.</text:p>
      <text:p text:style-name="P4"/>
      <text:p text:style-name="P4">4. Write a class definition that creates a class leverage with one private data member, crowbar, of type int and one public function whose declaration is void pry().</text:p>
      <text:p text:style-name="P5">Ans.:</text:p>
      <text:p text:style-name="P4">class leverage</text:p>
      <text:p text:style-name="P4">{</text:p>
      <text:p text:style-name="P4"><text:tab/>private:</text:p>
      <text:p text:style-name="P4"><text:tab/><text:tab/><text:tab/>int crowbar;</text:p>
      <text:p text:style-name="P4"><text:tab/>public:</text:p>
      <text:p text:style-name="P4"><text:tab/><text:tab/><text:tab/>void pry();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22:31:25.796894271</meta:creation-date>
    <dc:date>2023-12-04T22:31:46.469503389</dc:date>
    <meta:editing-duration>PT21S</meta:editing-duration>
    <meta:editing-cycles>1</meta:editing-cycles>
    <meta:document-statistic meta:table-count="0" meta:image-count="0" meta:object-count="0" meta:page-count="1" meta:paragraph-count="18" meta:word-count="137" meta:character-count="762" meta:non-whitespace-character-count="636"/>
    <meta:generator>LibreOffice/7.3.7.2$Linux_X86_64 LibreOffice_project/30$Build-2</meta:generator>
  </office:meta>
</office:document-meta>
</file>